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821 BT" svg:font-family="'Monospac821 BT'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modern" style:font-pitch="fixed"/>
    <style:font-face style:name="Source Code Pro1" svg:font-family="'Source Code Pro'" style:font-adornments="Regular" style:font-family-generic="modern" style:font-pitch="fixed"/>
    <style:font-face style:name="Ubuntu" svg:font-family="Ubuntu" style:font-adornments="Regular" style:font-pitch="variable"/>
    <style:font-face style:name="Ubuntu1" svg:font-family="Ubuntu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style style:name="P4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rsid="002fb570" officeooo:paragraph-rsid="002fb570"/>
    </style:style>
    <style:style style:name="P7" style:family="paragraph" style:parent-style-name="Table_20_Contents">
      <style:text-properties style:font-name="Liberation Sans" officeooo:rsid="0010c873" officeooo:paragraph-rsid="0010c873"/>
    </style:style>
    <style:style style:name="P8" style:family="paragraph" style:parent-style-name="Table_20_Contents">
      <style:text-properties style:font-name="Liberation Sans" officeooo:rsid="001617c1" officeooo:paragraph-rsid="001617c1"/>
    </style:style>
    <style:style style:name="P9" style:family="paragraph" style:parent-style-name="Table_20_Contents">
      <style:text-properties style:font-name="Liberation Sans"/>
    </style:style>
    <style:style style:name="P10" style:family="paragraph" style:parent-style-name="Table_20_Contents">
      <style:text-properties style:font-name="Liberation Sans" officeooo:paragraph-rsid="0010c873"/>
    </style:style>
    <style:style style:name="P11" style:family="paragraph" style:parent-style-name="Table_20_Contents">
      <style:text-properties style:font-name="Liberation Sans" officeooo:rsid="002ef6b6" officeooo:paragraph-rsid="002ef6b6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Liberation Sans"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0c873"/>
    </style:style>
    <style:style style:name="T2" style:family="text">
      <style:text-properties style:font-name="Ubuntu" officeooo:rsid="0010c873"/>
    </style:style>
    <style:style style:name="T3" style:family="text">
      <style:text-properties officeooo:rsid="001a44c1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draw:textarea-vertical-align="middle" fo:min-height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450055489472">
          <table:table-cell table:style-name="Table1.A1" office:value-type="string">
            <text:p text:style-name="P7">Autor:</text:p>
          </table:table-cell>
          <table:table-cell table:style-name="Table1.B1" office:value-type="string">
            <text:p text:style-name="P7">Radosław Smoter</text:p>
          </table:table-cell>
        </table:table-row>
        <table:table-row table:style-name="TableLine1450055490288">
          <table:table-cell table:style-name="Table1.A2" office:value-type="string">
            <text:p text:style-name="P10"><text:span text:style-name="T1">Numer sprawozdania:</text:span></text:p>
          </table:table-cell>
          <table:table-cell table:style-name="Table1.B2" office:value-type="string">
            <text:p text:style-name="P11">2</text:p>
          </table:table-cell>
        </table:table-row>
        <table:table-row table:style-name="TableLine1450055499264">
          <table:table-cell table:style-name="Table1.A2" office:value-type="string">
            <text:p text:style-name="P7">Data oddania:</text:p>
          </table:table-cell>
          <table:table-cell table:style-name="Table1.B2" office:value-type="string">
            <text:p text:style-name="P9"><text:date style:data-style-name="N36" text:date-value="2022-04-03T16:47:43.811999768" text:fixed="true">3.04.2022</text:date></text:p>
          </table:table-cell>
        </table:table-row>
        <table:table-row table:style-name="TableLine1450055494368">
          <table:table-cell table:style-name="Table1.A2" office:value-type="string">
            <text:p text:style-name="P7">Prowadzący:</text:p>
          </table:table-cell>
          <table:table-cell table:style-name="Table1.B2" office:value-type="string">
            <text:p text:style-name="P8"><text:span text:style-name="T3">d</text:span>r inż. Krzysztof Schiff</text:p>
          </table:table-cell>
        </table:table-row>
      </table:table>
      <text:p text:style-name="Standard"><draw:frame text:anchor-type="paragraph" draw:z-index="0" draw:name="Shape1" draw:style-name="gr1" draw:text-style-name="P13" svg:width="13.495cm" svg:height="5.081cm" svg:x="1.356cm" svg:y="7.176cm"><draw:text-box><text:p text:style-name="P12"><text:span text:style-name="T4">Probablistyka</text:span></text:p><text:p text:style-name="P12"><text:span text:style-name="T4">w zastosowaniach technicznych</text:span></text:p></draw:text-box></draw:frame></text:p>
      <text:h text:style-name="P5" text:outline-level="1">Zadanie 2.</text:h>
      <text:h text:style-name="P6" text:outline-level="2">Kod:</text:h>
      <text:p text:style-name="Code">tabela1 = data.frame(letters[1:10], 1:10, letters[1:10], 1:10, sample(2000:4000, 10, replace=F), letters[1:10]);</text:p>
      <text:p text:style-name="Code">colnames(tabela1) = c("imie", "data urodzenia", "zawod", "liczba przyjaciol", "dochod", "osobowosc");</text:p>
      <text:p text:style-name="Code">tabela1</text:p>
      <text:h text:style-name="Heading_20_2" text:outline-level="2">Wynik:</text:h>
      <text:p text:style-name="Code"><text:s text:c="3"/>imie data urodzenia zawod liczba przyjaciol dochod osobowosc</text:p>
      <text:p text:style-name="Code">1 <text:s text:c="4"/>a <text:s text:c="13"/>1 <text:s text:c="4"/>a <text:s text:c="16"/>1 <text:s text:c="2"/>2833 <text:s text:c="8"/>a</text:p>
      <text:p text:style-name="Code">2 <text:s text:c="4"/>b <text:s text:c="13"/>2 <text:s text:c="4"/>b <text:s text:c="16"/>2 <text:s text:c="2"/>2386 <text:s text:c="8"/>b</text:p>
      <text:p text:style-name="Code">3 <text:s text:c="4"/>c <text:s text:c="13"/>3 <text:s text:c="4"/>c <text:s text:c="16"/>3 <text:s text:c="2"/>2649 <text:s text:c="8"/>c</text:p>
      <text:p text:style-name="Code">4 <text:s text:c="4"/>d <text:s text:c="13"/>4 <text:s text:c="4"/>d <text:s text:c="16"/>4 <text:s text:c="2"/>3204 <text:s text:c="8"/>d</text:p>
      <text:p text:style-name="Code">5 <text:s text:c="4"/>e <text:s text:c="13"/>5 <text:s text:c="4"/>e <text:s text:c="16"/>5 <text:s text:c="2"/>2032 <text:s text:c="8"/>e</text:p>
      <text:p text:style-name="Code">6 <text:s text:c="4"/>f <text:s text:c="13"/>6 <text:s text:c="4"/>f <text:s text:c="16"/>6 <text:s text:c="2"/>3399 <text:s text:c="8"/>f</text:p>
      <text:p text:style-name="Code">7 <text:s text:c="4"/>g <text:s text:c="13"/>7 <text:s text:c="4"/>g <text:s text:c="16"/>7 <text:s text:c="2"/>3121 <text:s text:c="8"/>g</text:p>
      <text:p text:style-name="Code">8 <text:s text:c="4"/>h <text:s text:c="13"/>8 <text:s text:c="4"/>h <text:s text:c="16"/>8 <text:s text:c="2"/>3346 <text:s text:c="8"/>h</text:p>
      <text:p text:style-name="Code">9 <text:s text:c="4"/>i <text:s text:c="13"/>9 <text:s text:c="4"/>i <text:s text:c="16"/>9 <text:s text:c="2"/>3149 <text:s text:c="8"/>i</text:p>
      <text:p text:style-name="Code">10 <text:s text:c="3"/>j <text:s text:c="12"/>10 <text:s text:c="4"/>j <text:s text:c="15"/>10 <text:s text:c="2"/>2709 <text:s text:c="8"/>j</text:p>
      <text:h text:style-name="Heading_20_1" text:outline-level="1">Zadanie 3.</text:h>
      <text:h text:style-name="Heading_20_2" text:outline-level="2">Kod:</text:h>
      <text:p text:style-name="Code">tabela1_subset &lt;- subset(tabela1, tabela1["dochod"] &gt; 3000, select = c("imie", "data urodzenia", "zawod", "liczba przyjaciol", "dochod", "osobowosc"));</text:p>
      <text:p text:style-name="Code">tabela1_subset</text:p>
      <text:h text:style-name="Heading_20_2" text:outline-level="2">Wynik:</text:h>
      <text:p text:style-name="Code"><text:s text:c="2"/>imie data urodzenia zawod liczba przyjaciol dochod osobowosc</text:p>
      <text:p text:style-name="Code">4 <text:s text:c="3"/>d <text:s text:c="13"/>4 <text:s text:c="4"/>d <text:s text:c="16"/>4 <text:s text:c="2"/>3204 <text:s text:c="8"/>d</text:p>
      <text:p text:style-name="Code">6 <text:s text:c="3"/>f <text:s text:c="13"/>6 <text:s text:c="4"/>f <text:s text:c="16"/>6 <text:s text:c="2"/>3399 <text:s text:c="8"/>f</text:p>
      <text:p text:style-name="Code">7 <text:s text:c="3"/>g <text:s text:c="13"/>7 <text:s text:c="4"/>g <text:s text:c="16"/>7 <text:s text:c="2"/>3121 <text:s text:c="8"/>g</text:p>
      <text:p text:style-name="Code">8 <text:s text:c="3"/>h <text:s text:c="13"/>8 <text:s text:c="4"/>h <text:s text:c="16"/>8 <text:s text:c="2"/>3346 <text:s text:c="8"/>h</text:p>
      <text:p text:style-name="Code">9 <text:s text:c="3"/>i <text:s text:c="13"/>9 <text:s text:c="4"/>i <text:s text:c="16"/>9 <text:s text:c="2"/>3149 <text:s text:c="8"/>i</text:p>
      <text:h text:style-name="Heading_20_1" text:outline-level="1">Zadanie 4.</text:h>
      <text:h text:style-name="Heading_20_2" text:outline-level="2">Kod:</text:h>
      <text:p text:style-name="Code">tabela1_matrix = as.matrix(tabela1);</text:p>
      <text:p text:style-name="Code"><text:soft-page-break/>tabela1_matrix</text:p>
      <text:h text:style-name="Heading_20_2" text:outline-level="2">Wynik:</text:h>
      <text:p text:style-name="Code"><text:s text:c="6"/>imie data urodzenia zawod liczba przyjaciol dochod osobowosc</text:p>
      <text:p text:style-name="Code"><text:s/>[1,] "a" <text:s/>" 1" <text:s text:c="10"/>"a" <text:s text:c="2"/>" 1" <text:s text:c="13"/>"2833" "a" <text:s text:c="5"/></text:p>
      <text:p text:style-name="Code"><text:s/>[2,] "b" <text:s/>" 2" <text:s text:c="10"/>"b" <text:s text:c="2"/>" 2" <text:s text:c="13"/>"2386" "b" <text:s text:c="5"/></text:p>
      <text:p text:style-name="Code"><text:s/>[3,] "c" <text:s/>" 3" <text:s text:c="10"/>"c" <text:s text:c="2"/>" 3" <text:s text:c="13"/>"2649" "c" <text:s text:c="5"/></text:p>
      <text:p text:style-name="Code"><text:s/>[4,] "d" <text:s/>" 4" <text:s text:c="10"/>"d" <text:s text:c="2"/>" 4" <text:s text:c="13"/>"3204" "d" <text:s text:c="5"/></text:p>
      <text:p text:style-name="Code"><text:s/>[5,] "e" <text:s/>" 5" <text:s text:c="10"/>"e" <text:s text:c="2"/>" 5" <text:s text:c="13"/>"2032" "e" <text:s text:c="5"/></text:p>
      <text:p text:style-name="Code"><text:s/>[6,] "f" <text:s/>" 6" <text:s text:c="10"/>"f" <text:s text:c="2"/>" 6" <text:s text:c="13"/>"3399" "f" <text:s text:c="5"/></text:p>
      <text:p text:style-name="Code"><text:s/>[7,] "g" <text:s/>" 7" <text:s text:c="10"/>"g" <text:s text:c="2"/>" 7" <text:s text:c="13"/>"3121" "g" <text:s text:c="5"/></text:p>
      <text:p text:style-name="Code"><text:s/>[8,] "h" <text:s/>" 8" <text:s text:c="10"/>"h" <text:s text:c="2"/>" 8" <text:s text:c="13"/>"3346" "h" <text:s text:c="5"/></text:p>
      <text:p text:style-name="Code"><text:s/>[9,] "i" <text:s/>" 9" <text:s text:c="10"/>"i" <text:s text:c="2"/>" 9" <text:s text:c="13"/>"3149" "i" <text:s text:c="5"/></text:p>
      <text:p text:style-name="Code">[10,] "j" <text:s/>"10" <text:s text:c="10"/>"j" <text:s text:c="2"/>"10" <text:s text:c="13"/>"2709" "j"</text:p>
      <text:h text:style-name="Heading_20_1" text:outline-level="1">Zadanie 5.</text:h>
      <text:h text:style-name="Heading_20_2" text:outline-level="2">Kod:</text:h>
      <text:p text:style-name="Code">tabela1_stacked = stack(tabela1, select = c("zawod", "liczba przyjaciol", "dochod"));</text:p>
      <text:p text:style-name="Code">tabela1_stacked</text:p>
      <text:p text:style-name="Code">tabela1_unstacked = unstack(tabela1_stacked);</text:p>
      <text:p text:style-name="Code">tabela1_unstacked</text:p>
      <text:h text:style-name="Heading_20_2" text:outline-level="2">Wynik:</text:h>
      <text:p text:style-name="Code"><text:s text:c="3"/>values <text:s text:c="14"/>ind</text:p>
      <text:p text:style-name="Code">1 <text:s text:c="6"/>a <text:s text:c="12"/>zawod</text:p>
      <text:p text:style-name="Code">2 <text:s text:c="6"/>b <text:s text:c="12"/>zawod</text:p>
      <text:p text:style-name="Code">3 <text:s text:c="6"/>c <text:s text:c="12"/>zawod</text:p>
      <text:p text:style-name="Code">4 <text:s text:c="6"/>d <text:s text:c="12"/>zawod</text:p>
      <text:p text:style-name="Code">5 <text:s text:c="6"/>e <text:s text:c="12"/>zawod</text:p>
      <text:p text:style-name="Code">6 <text:s text:c="6"/>f <text:s text:c="12"/>zawod</text:p>
      <text:p text:style-name="Code">7 <text:s text:c="6"/>g <text:s text:c="12"/>zawod</text:p>
      <text:p text:style-name="Code">8 <text:s text:c="6"/>h <text:s text:c="12"/>zawod</text:p>
      <text:p text:style-name="Code">9 <text:s text:c="6"/>i <text:s text:c="12"/>zawod</text:p>
      <text:p text:style-name="Code">10 <text:s text:c="5"/>j <text:s text:c="12"/>zawod</text:p>
      <text:p text:style-name="Code">11 <text:s text:c="5"/>1 liczba przyjaciol</text:p>
      <text:p text:style-name="Code">12 <text:s text:c="5"/>2 liczba przyjaciol</text:p>
      <text:p text:style-name="Code">13 <text:s text:c="5"/>3 liczba przyjaciol</text:p>
      <text:p text:style-name="Code">14 <text:s text:c="5"/>4 liczba przyjaciol</text:p>
      <text:p text:style-name="Code">15 <text:s text:c="5"/>5 liczba przyjaciol</text:p>
      <text:p text:style-name="Code">16 <text:s text:c="5"/>6 liczba przyjaciol</text:p>
      <text:p text:style-name="Code">17 <text:s text:c="5"/>7 liczba przyjaciol</text:p>
      <text:p text:style-name="Code">18 <text:s text:c="5"/>8 liczba przyjaciol</text:p>
      <text:p text:style-name="Code"><text:soft-page-break/>19 <text:s text:c="5"/>9 liczba przyjaciol</text:p>
      <text:p text:style-name="Code">20 <text:s text:c="4"/>10 liczba przyjaciol</text:p>
      <text:p text:style-name="Code">21 <text:s text:c="2"/>2833 <text:s text:c="11"/>dochod</text:p>
      <text:p text:style-name="Code">22 <text:s text:c="2"/>2386 <text:s text:c="11"/>dochod</text:p>
      <text:p text:style-name="Code">23 <text:s text:c="2"/>2649 <text:s text:c="11"/>dochod</text:p>
      <text:p text:style-name="Code">24 <text:s text:c="2"/>3204 <text:s text:c="11"/>dochod</text:p>
      <text:p text:style-name="Code">25 <text:s text:c="2"/>2032 <text:s text:c="11"/>dochod</text:p>
      <text:p text:style-name="Code">26 <text:s text:c="2"/>3399 <text:s text:c="11"/>dochod</text:p>
      <text:p text:style-name="Code">27 <text:s text:c="2"/>3121 <text:s text:c="11"/>dochod</text:p>
      <text:p text:style-name="Code">28 <text:s text:c="2"/>3346 <text:s text:c="11"/>dochod</text:p>
      <text:p text:style-name="Code">29 <text:s text:c="2"/>3149 <text:s text:c="11"/>dochod</text:p>
      <text:p text:style-name="Code">30 <text:s text:c="2"/>2709 <text:s text:c="11"/>dochod</text:p>
      <text:p text:style-name="Code"><text:s text:c="3"/>zawod liczba.przyjaciol dochod</text:p>
      <text:p text:style-name="Code">1 <text:s text:c="5"/>a <text:s text:c="16"/>1 <text:s text:c="2"/>2833</text:p>
      <text:p text:style-name="Code">2 <text:s text:c="5"/>b <text:s text:c="16"/>2 <text:s text:c="2"/>2386</text:p>
      <text:p text:style-name="Code">3 <text:s text:c="5"/>c <text:s text:c="16"/>3 <text:s text:c="2"/>2649</text:p>
      <text:p text:style-name="Code">4 <text:s text:c="5"/>d <text:s text:c="16"/>4 <text:s text:c="2"/>3204</text:p>
      <text:p text:style-name="Code">5 <text:s text:c="5"/>e <text:s text:c="16"/>5 <text:s text:c="2"/>2032</text:p>
      <text:p text:style-name="Code">6 <text:s text:c="5"/>f <text:s text:c="16"/>6 <text:s text:c="2"/>3399</text:p>
      <text:p text:style-name="Code">7 <text:s text:c="5"/>g <text:s text:c="16"/>7 <text:s text:c="2"/>3121</text:p>
      <text:p text:style-name="Code">8 <text:s text:c="5"/>h <text:s text:c="16"/>8 <text:s text:c="2"/>3346</text:p>
      <text:p text:style-name="Code">9 <text:s text:c="5"/>i <text:s text:c="16"/>9 <text:s text:c="2"/>3149</text:p>
      <text:p text:style-name="Code">10 <text:s text:c="4"/>j <text:s text:c="15"/>10 <text:s text:c="2"/>2709</text:p>
      <text:h text:style-name="Heading_20_1" text:outline-level="1">Zadanie 6.</text:h>
      <text:h text:style-name="Heading_20_2" text:outline-level="2">Kod:</text:h>
      <text:p text:style-name="Code">library(reshape);</text:p>
      <text:p text:style-name="Code">tabela1_melted = melt(tabela1, id = c("imie", "zawod"), measured = c("data urodzenia", "liczba przyjaciol", "dochod", "osobowosc"));</text:p>
      <text:p text:style-name="Code">tabela1_melted</text:p>
      <text:p text:style-name="Code">tabela1_casted = cast(tabela1_melted, imie + zawod ~variable, value="value");</text:p>
      <text:p text:style-name="Code">tabela1_casted</text:p>
      <text:h text:style-name="Heading_20_2" text:outline-level="2">Wynik:</text:h>
      <text:p text:style-name="Code"><text:s text:c="3"/>imie zawod <text:s text:c="9"/>variable value</text:p>
      <text:p text:style-name="Code">1 <text:s text:c="4"/>a <text:s text:c="4"/>a <text:s text:c="3"/>data urodzenia <text:s text:c="4"/>1</text:p>
      <text:p text:style-name="Code">2 <text:s text:c="4"/>b <text:s text:c="4"/>b <text:s text:c="3"/>data urodzenia <text:s text:c="4"/>2</text:p>
      <text:p text:style-name="Code">3 <text:s text:c="4"/>c <text:s text:c="4"/>c <text:s text:c="3"/>data urodzenia <text:s text:c="4"/>3</text:p>
      <text:p text:style-name="Code">4 <text:s text:c="4"/>d <text:s text:c="4"/>d <text:s text:c="3"/>data urodzenia <text:s text:c="4"/>4</text:p>
      <text:p text:style-name="Code">5 <text:s text:c="4"/>e <text:s text:c="4"/>e <text:s text:c="3"/>data urodzenia <text:s text:c="4"/>5</text:p>
      <text:p text:style-name="Code">6 <text:s text:c="4"/>f <text:s text:c="4"/>f <text:s text:c="3"/>data urodzenia <text:s text:c="4"/>6</text:p>
      <text:p text:style-name="Code">7 <text:s text:c="4"/>g <text:s text:c="4"/>g <text:s text:c="3"/>data urodzenia <text:s text:c="4"/>7</text:p>
      <text:p text:style-name="Code">8 <text:s text:c="4"/>h <text:s text:c="4"/>h <text:s text:c="3"/>data urodzenia <text:s text:c="4"/>8</text:p>
      <text:p text:style-name="Code">9 <text:s text:c="4"/>i <text:s text:c="4"/>i <text:s text:c="3"/>data urodzenia <text:s text:c="4"/>9</text:p>
      <text:p text:style-name="Code"><text:soft-page-break/>10 <text:s text:c="3"/>j <text:s text:c="4"/>j <text:s text:c="3"/>data urodzenia <text:s text:c="3"/>10</text:p>
      <text:p text:style-name="Code">11 <text:s text:c="3"/>a <text:s text:c="4"/>a liczba przyjaciol <text:s text:c="4"/>1</text:p>
      <text:p text:style-name="Code">12 <text:s text:c="3"/>b <text:s text:c="4"/>b liczba przyjaciol <text:s text:c="4"/>2</text:p>
      <text:p text:style-name="Code">13 <text:s text:c="3"/>c <text:s text:c="4"/>c liczba przyjaciol <text:s text:c="4"/>3</text:p>
      <text:p text:style-name="Code">14 <text:s text:c="3"/>d <text:s text:c="4"/>d liczba przyjaciol <text:s text:c="4"/>4</text:p>
      <text:p text:style-name="Code">15 <text:s text:c="3"/>e <text:s text:c="4"/>e liczba przyjaciol <text:s text:c="4"/>5</text:p>
      <text:p text:style-name="Code">16 <text:s text:c="3"/>f <text:s text:c="4"/>f liczba przyjaciol <text:s text:c="4"/>6</text:p>
      <text:p text:style-name="Code">17 <text:s text:c="3"/>g <text:s text:c="4"/>g liczba przyjaciol <text:s text:c="4"/>7</text:p>
      <text:p text:style-name="Code">18 <text:s text:c="3"/>h <text:s text:c="4"/>h liczba przyjaciol <text:s text:c="4"/>8</text:p>
      <text:p text:style-name="Code">19 <text:s text:c="3"/>i <text:s text:c="4"/>i liczba przyjaciol <text:s text:c="4"/>9</text:p>
      <text:p text:style-name="Code">20 <text:s text:c="3"/>j <text:s text:c="4"/>j liczba przyjaciol <text:s text:c="3"/>10</text:p>
      <text:p text:style-name="Code">21 <text:s text:c="3"/>a <text:s text:c="4"/>a <text:s text:c="11"/>dochod <text:s/>2833</text:p>
      <text:p text:style-name="Code">22 <text:s text:c="3"/>b <text:s text:c="4"/>b <text:s text:c="11"/>dochod <text:s/>2386</text:p>
      <text:p text:style-name="Code">23 <text:s text:c="3"/>c <text:s text:c="4"/>c <text:s text:c="11"/>dochod <text:s/>2649</text:p>
      <text:p text:style-name="Code">24 <text:s text:c="3"/>d <text:s text:c="4"/>d <text:s text:c="11"/>dochod <text:s/>3204</text:p>
      <text:p text:style-name="Code">25 <text:s text:c="3"/>e <text:s text:c="4"/>e <text:s text:c="11"/>dochod <text:s/>2032</text:p>
      <text:p text:style-name="Code">26 <text:s text:c="3"/>f <text:s text:c="4"/>f <text:s text:c="11"/>dochod <text:s/>3399</text:p>
      <text:p text:style-name="Code">27 <text:s text:c="3"/>g <text:s text:c="4"/>g <text:s text:c="11"/>dochod <text:s/>3121</text:p>
      <text:p text:style-name="Code">28 <text:s text:c="3"/>h <text:s text:c="4"/>h <text:s text:c="11"/>dochod <text:s/>3346</text:p>
      <text:p text:style-name="Code">29 <text:s text:c="3"/>i <text:s text:c="4"/>i <text:s text:c="11"/>dochod <text:s/>3149</text:p>
      <text:p text:style-name="Code">30 <text:s text:c="3"/>j <text:s text:c="4"/>j <text:s text:c="11"/>dochod <text:s/>2709</text:p>
      <text:p text:style-name="Code">31 <text:s text:c="3"/>a <text:s text:c="4"/>a <text:s text:c="8"/>osobowosc <text:s text:c="4"/>a</text:p>
      <text:p text:style-name="Code">32 <text:s text:c="3"/>b <text:s text:c="4"/>b <text:s text:c="8"/>osobowosc <text:s text:c="4"/>b</text:p>
      <text:p text:style-name="Code">33 <text:s text:c="3"/>c <text:s text:c="4"/>c <text:s text:c="8"/>osobowosc <text:s text:c="4"/>c</text:p>
      <text:p text:style-name="Code">34 <text:s text:c="3"/>d <text:s text:c="4"/>d <text:s text:c="8"/>osobowosc <text:s text:c="4"/>d</text:p>
      <text:p text:style-name="Code">35 <text:s text:c="3"/>e <text:s text:c="4"/>e <text:s text:c="8"/>osobowosc <text:s text:c="4"/>e</text:p>
      <text:p text:style-name="Code">36 <text:s text:c="3"/>f <text:s text:c="4"/>f <text:s text:c="8"/>osobowosc <text:s text:c="4"/>f</text:p>
      <text:p text:style-name="Code">37 <text:s text:c="3"/>g <text:s text:c="4"/>g <text:s text:c="8"/>osobowosc <text:s text:c="4"/>g</text:p>
      <text:p text:style-name="Code">38 <text:s text:c="3"/>h <text:s text:c="4"/>h <text:s text:c="8"/>osobowosc <text:s text:c="4"/>h</text:p>
      <text:p text:style-name="Code">39 <text:s text:c="3"/>i <text:s text:c="4"/>i <text:s text:c="8"/>osobowosc <text:s text:c="4"/>i</text:p>
      <text:p text:style-name="Code">40 <text:s text:c="3"/>j <text:s text:c="4"/>j <text:s text:c="8"/>osobowosc <text:s text:c="4"/>j</text:p>
      <text:p text:style-name="Code"><text:s text:c="3"/>imie zawod data urodzenia liczba przyjaciol dochod osobowosc</text:p>
      <text:p text:style-name="Code">1 <text:s text:c="4"/>a <text:s text:c="4"/>a <text:s text:c="13"/>1 <text:s text:c="16"/>1 <text:s text:c="2"/>2833 <text:s text:c="8"/>a</text:p>
      <text:p text:style-name="Code">2 <text:s text:c="4"/>b <text:s text:c="4"/>b <text:s text:c="13"/>2 <text:s text:c="16"/>2 <text:s text:c="2"/>2386 <text:s text:c="8"/>b</text:p>
      <text:p text:style-name="Code">3 <text:s text:c="4"/>c <text:s text:c="4"/>c <text:s text:c="13"/>3 <text:s text:c="16"/>3 <text:s text:c="2"/>2649 <text:s text:c="8"/>c</text:p>
      <text:p text:style-name="Code">4 <text:s text:c="4"/>d <text:s text:c="4"/>d <text:s text:c="13"/>4 <text:s text:c="16"/>4 <text:s text:c="2"/>3204 <text:s text:c="8"/>d</text:p>
      <text:p text:style-name="Code">5 <text:s text:c="4"/>e <text:s text:c="4"/>e <text:s text:c="13"/>5 <text:s text:c="16"/>5 <text:s text:c="2"/>2032 <text:s text:c="8"/>e</text:p>
      <text:p text:style-name="Code">6 <text:s text:c="4"/>f <text:s text:c="4"/>f <text:s text:c="13"/>6 <text:s text:c="16"/>6 <text:s text:c="2"/>3399 <text:s text:c="8"/>f</text:p>
      <text:p text:style-name="Code">7 <text:s text:c="4"/>g <text:s text:c="4"/>g <text:s text:c="13"/>7 <text:s text:c="16"/>7 <text:s text:c="2"/>3121 <text:s text:c="8"/>g</text:p>
      <text:p text:style-name="Code">8 <text:s text:c="4"/>h <text:s text:c="4"/>h <text:s text:c="13"/>8 <text:s text:c="16"/>8 <text:s text:c="2"/>3346 <text:s text:c="8"/>h</text:p>
      <text:p text:style-name="Code">9 <text:s text:c="4"/>i <text:s text:c="4"/>i <text:s text:c="13"/>9 <text:s text:c="16"/>9 <text:s text:c="2"/>3149 <text:s text:c="8"/>i</text:p>
      <text:p text:style-name="Code">10 <text:s text:c="3"/>j <text:s text:c="4"/>j <text:s text:c="12"/>10 <text:s text:c="15"/>10 <text:s text:c="2"/>2709 <text:s text:c="8"/>j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821 BT" svg:font-family="'Monospac821 BT'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modern" style:font-pitch="fixed"/>
    <style:font-face style:name="Source Code Pro1" svg:font-family="'Source Code Pro'" style:font-adornments="Regular" style:font-family-generic="modern" style:font-pitch="fixed"/>
    <style:font-face style:name="Ubuntu" svg:font-family="Ubuntu" style:font-adornments="Regular" style:font-pitch="variable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1cm" fo:margin-right="0cm" fo:text-indent="0cm" style:auto-text-indent="false" style:page-number="auto" text:number-lines="false" text:line-number="0"/>
      <style:text-properties style:font-name="Ubuntu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 style:master-page-name="">
      <style:paragraph-properties fo:margin-top="0cm" fo:margin-bottom="0cm" style:contextual-spacing="false" style:page-number="auto"/>
      <style:text-properties style:font-name="Source Code Pro1" fo:font-family="'Source Code Pro'" style:font-style-name="Regular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bablistyka w zastosowaniach technicznych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7:53:33.834422369</meta:creation-date>
    <dc:date>2022-04-03T16:59:32.543000000</dc:date>
    <meta:editing-duration>PT22M44S</meta:editing-duration>
    <meta:editing-cycles>12</meta:editing-cycles>
    <meta:generator>LibreOffice/7.2.2.2$Windows_X86_64 LibreOffice_project/02b2acce88a210515b4a5bb2e46cbfb63fe97d56</meta:generator>
    <meta:document-statistic meta:table-count="1" meta:image-count="0" meta:object-count="0" meta:page-count="5" meta:paragraph-count="164" meta:word-count="787" meta:character-count="6300" meta:non-whitespace-character-count="2921"/>
  </office:meta>
</office:document-meta>
</file>